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000000" draw:fill-gradient-name="Gradient_20_10" draw:textarea-horizontal-align="justify" draw:textarea-vertical-align="middle" draw:auto-grow-height="false"/>
    </style:style>
    <style:style style:name="gr2" style:family="graphic" style:parent-style-name="standard">
      <style:graphic-properties svg:stroke-color="#ffffff" draw:fill="solid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opacity="0%" draw:fill-color="#7e0021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0.5cm" svg:height="0.859cm" svg:x="0.749cm" svg:y="1.14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504cm" svg:height="0.828cm" svg:x="0.745cm" svg:y="0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ellipse draw:style-name="gr3" draw:text-style-name="P1" draw:layer="layout" svg:width="0.361cm" svg:height="0.371cm" svg:x="0.815cm" svg:y="0.625cm">
          <text:p/>
        </draw:ellipse>
        <draw:ellipse draw:style-name="gr3" draw:text-style-name="P1" draw:layer="layout" svg:width="0.361cm" svg:height="0.371cm" svg:x="0.816cm" svg:y="0.983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0" draw:display-name="Gradient 10" draw:style="linear" draw:start-color="#000000" draw:end-color="#ffffff" draw:start-intensity="100%" draw:end-intensity="100%" draw:angle="18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3-02T17:40:49.89</meta:creation-date>
    <dc:date>2011-03-27T04:01:44.01</dc:date>
    <dc:creator>Wincent Balin</dc:creator>
    <meta:editing-duration>PT00H34M46S</meta:editing-duration>
    <meta:editing-cycles>8</meta:editing-cycles>
    <meta:generator>OpenOffice.org/3.2$Win32 OpenOffice.org_project/320m18$Build-9502</meta:generator>
    <meta:document-statistic meta:object-count="4"/>
  </office:meta>
</office:document-meta>
</file>